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ead of using the input suggested by the grayeyard program, I extended functionality from the Graph assignment.<text:line-break/><text:line-break/>Currently, graph.txt contains the graph file, and I structured it in such a way that each space could be represented by nodes and their edges.<text:line-break/><text:line-break/>To represent a tombstone, simply do not include the Node in any Adjacent connections.<text:line-break/><text:line-break/><text:line-break/>A C2 D1<text:line-break/>B<text:line-break/>C A2 D-3<text:line-break/>D A1<text:line-break/><text:line-break/><text:line-break/>Represents a weighted, nondirectional graph. The letter on the left represents the node, and the letter/number pairs on the right represents the adjacent node and the edge value to that node.<text:line-break/><text:line-break/>For example<text:line-break/><text:line-break/>A connects to C, with a weight of 2, and C connects to A with a weight of 2. While B is a node unable to be traversed, and would allow algorithms to run on forests as well as trees, should a given graph need such an o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3S</meta:editing-duration>
    <meta:editing-cycles>5</meta:editing-cycles>
    <meta:generator>OpenOffice/4.0.1$Win32 OpenOffice.org_project/401m5$Build-9714</meta:generator>
    <dc:date>2014-11-29T21:25:47.45</dc:date>
    <dc:creator>Jon Collins</dc:creator>
    <meta:document-statistic meta:table-count="0" meta:image-count="0" meta:object-count="0" meta:page-count="1" meta:paragraph-count="1" meta:word-count="146" meta:character-count="803"/>
    <meta:user-defined meta:name="Info 1"/>
    <meta:user-defined meta:name="Info 2"/>
    <meta:user-defined meta:name="Info 3"/>
    <meta:user-defined meta:name="Info 4"/>
  </office:meta>
</office:document-meta>
</file>